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ce style:name="DejaVu Sans Mono" svg:font-family="'DejaVu Sans Mono'" style:font-family-generic="modern" style:font-pitch="fixed"/>
    <style:font-face style:name="Candara" svg:font-family="Candara" style:font-pitch="variable"/>
    <style:font-face style:name="Times New Roman1"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color="#000000" style:font-name="Candara" fo:font-size="14pt" fo:font-style="normal" fo:font-weight="normal" style:font-size-asian="14pt" style:font-style-asian="normal" style:font-weight-asian="normal" style:font-size-complex="14pt" style:font-style-complex="normal" style:font-weight-complex="normal"/>
    </style:style>
    <style:style style:name="P3" style:family="paragraph" style:parent-style-name="Standard">
      <style:paragraph-properties fo:line-height="150%"/>
      <style:text-properties fo:color="#000000" style:font-name="Candara"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Standard">
      <style:paragraph-properties fo:line-height="150%"/>
      <style:text-properties fo:font-variant="normal" fo:text-transform="none" fo:color="#000000" style:font-name="Candara" fo:font-size="14pt" fo:letter-spacing="normal" fo:font-style="normal" fo:font-weight="normal" style:font-size-asian="14pt" style:font-style-asian="normal" style:font-weight-asian="normal" style:font-size-complex="14pt" style:font-style-complex="normal" style:font-weight-complex="normal"/>
    </style:style>
    <style:style style:name="P5" style:family="paragraph" style:parent-style-name="MuclucU">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line-height="150%" fo:break-before="page"/>
      <style:text-properties fo:color="#000000" style:font-name="Candara"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50%"/>
      <style:text-properties fo:color="#000000" style:font-name="Candara"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font-variant="normal" fo:text-transform="none" fo:color="#000000" style:text-line-through-style="none" style:font-name="Candara"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2" style:family="text">
      <style:text-properties fo:font-variant="normal" fo:text-transform="none" fo:color="#000000" style:font-name="Candara" fo:font-size="14pt" fo:letter-spacing="normal" fo:font-style="normal"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2">UBUNTU</text:p>
      <text:p text:style-name="P2"/>
      <text:p text:style-name="P2"/>
      <text:p text:style-name="P6"/>
      <text:p text:style-name="P5">Chơi Kiếm Thế</text:p>
      <text:p text:style-name="P2">Từ: <text:span text:style-name="T3">amit84</text:span></text:p>
      <text:p text:style-name="P4">Đã test: OK</text:p>
      <text:p text:style-name="P1"><text:span text:style-name="T2">Chơi được kiếm thế dưới wine rồi. Tuy nhiên còn một vấn đề về âm thanh là hễ có tiếng trong kiếm thế thì mở nhạc không có tiếng và phai restart lai mới có tiếng và ngược lại mở được nhạc thì không tài nào làm cho kiếm thế có tiếng được.<text:line-break/>mình chạy kiếm thế bàng cách dúng winestricks download từ: <text:s text:c="2"/></text:span><text:a xlink:type="simple" xlink:href="http://www.kegel.com/wine/winetricks"><text:span text:style-name="T1">http://www.kegel.com/wine/winetricks</text:span></text:a><text:span text:style-name="T2"><text:line-break/>và dùng lệnh sudo sh winetricks hoặc sh winetricks<text:line-break/>tích vào cài đặt các gói donet20, physx, vcrun6, allfont<text:line-break/>và chạy thẳng từ file game.exe</text:span></text:p>
      <text:p text:style-name="P2"/>
      <text:p text:style-name="P2"/>
      <text:p text:style-name="P2"/>
      <text:p text:style-name="P2"/>
      <text:p text:style-name="P2"/>
      <text:p text:style-name="P2"/>
      <text:p text:style-name="P6"/>
      <text:p text:style-name="P2">FEDORA</text:p>
      <text:p text:style-name="P2"/>
      <text:p text:style-name="P2"/>
      <text:p text:style-name="P6"/>
      <text:p text:style-name="P2">Cài VirtualBox</text:p>
      <text:p text:style-name="P2">Step 1: Download, Copy, and Edit Repository File</text:p>
      <text:p text:style-name="P2"/>
      <text:p text:style-name="P2">This is a one-liner command that will download, copy, and edit the VirtualBox repository file at once.</text:p>
      <text:p text:style-name="P2"/>
      <text:p text:style-name="P2">1</text:p>
      <text:p text:style-name="P2">su -c 'wget http://download.virtualbox.org/virtualbox/rpm/fedora/virtualbox.repo -O /etc/yum.repos.d/virtualbox.repo; sed -i "s,enabled=0,enabled=1,g" /etc/yum.repos.d/virtualbox.repo'</text:p>
      <text:p text:style-name="P2">Step 2: Update Repository and Install VirtualBox-3.2</text:p>
      <text:p text:style-name="P2"/>
      <text:p text:style-name="P2">This command will update yum repositories to include the new VirtualBox repository file we copied in the last step and then it will attempt to install VirtualBox-3.2 with dependencies.</text:p>
      <text:p text:style-name="P2"/>
      <text:p text:style-name="P2">1</text:p>
      <text:p text:style-name="P2">su -c 'yum update; yum install -y VirtualBox-3.2 dkms gcc'</text:p>
      <text:p text:style-name="P2">Step 3: Run VirtualBox Setup Script</text:p>
      <text:p text:style-name="P2"/>
      <text:p text:style-name="P2">This command will run the VirtualBox driver setup script.</text:p>
      <text:p text:style-name="P2"/>
      <text:p text:style-name="P2">1</text:p>
      <text:p text:style-name="P2">su -c '/etc/init.d/vboxdrv setup'</text:p>
      <text:p text:style-name="P2">If you’re having issues, try installing “kernel-PAE-devel” or “kernel-devel”.</text:p>
      <text:p text:style-name="P2"/>
      <text:p text:style-name="P2">Step 4: Setup Groups for VirtualBox Access</text:p>
      <text:p text:style-name="P2"><text:soft-page-break/></text:p>
      <text:p text:style-name="P2">This command will add you to the vboxusers group. Replace “username” with your actual username found by using the whoami command.</text:p>
      <text:p text:style-name="P2"/>
      <text:p text:style-name="P2">1</text:p>
      <text:p text:style-name="P2">su -c 'usermod -G vboxusers -a username'</text:p>
      <text:p text:style-name="P2">If you find that you’re getting SELinux errors or denials, try adding VirtualBox.so as an exception with this command:</text:p>
      <text:p text:style-name="P2">su -c 'chcon -t textrel_shlib_t /usr/lib/virtualbox/VirtualBox.so'</text:p>
      <text:p text:style-name="P2"/>
      <text:p text:style-name="P2">Step 5: Run VirtualBox</text:p>
      <text:p text:style-name="P2"/>
      <text:p text:style-name="P2">Finally, run VirtualBox and have fun with it!</text:p>
      <text:p text:style-name="P2"/>
      <text:p text:style-name="P2">1</text:p>
      <text:p text:style-name="P2">VirtualBox</text:p>
      <text:p text:style-name="P2"><text:s/></text:p>
      <text:p text:style-name="P3">Wine </text:p>
      <text:p text:style-name="P2">Có vẻ như là một trong hai cơ sở dữ liệu RPM đã bị thay đổi, hoặc cài đặt trước yum của bạn chưa được hoàn thành. Nếu việc cài đặt yum trước không hoàn chỉnh, bạn có thể thử</text:p>
      <text:p text:style-name="P2">Code:</text:p>
      <text:p text:style-name="P2"/>
      <text:p text:style-name="P2"><text:s/>yum install cabextract</text:p>
      <text:p text:style-name="P2"/>
      <text:p text:style-name="P2">yum-complete-transaction</text:p>
      <text:p text:style-name="P2">. Hãy thử làm sạch bộ nhớ cache yum của bạn</text:p>
      <text:p text:style-name="P2">Code:</text:p>
      <text:p text:style-name="P2"><text:soft-page-break/>yum clean all</text:p>
      <text:p text:style-name="P2">, Và cài đặt rượu. Trong trường hợp làm sạch yum không thực hiện bất kỳ sự khác biệt, một giải pháp nhanh chóng sẽ được hạ xuống và libusb-libs DBUS</text:p>
      <text:p text:style-name="P2">Code:</text:p>
      <text:p text:style-name="P2">yum downgrade libusb dbus-libs</text:p>
      <text:p text:style-name="P2">. Và sau đó thử cài đặt rượu vang</text:p>
      <text:p text:style-name="P2">Code:</text:p>
      <text:p text:style-name="P2">yum -y install wine</text:p>
      <text:p text:style-name="P2">, Mà sau đó sẽ nâng cấp cả libusb và các gói DBUS-libs. Hy vọng công trình này cho bạ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ce style:name="DejaVu Sans Mono" svg:font-family="'DejaVu Sans Mono'" style:font-family-generic="modern" style:font-pitch="fixed"/>
    <style:font-face style:name="Candara" svg:font-family="Candara" style:font-pitch="variable"/>
    <style:font-face style:name="Times New Roman1" svg:font-family="'Times New Roman'" style:font-family-generic="roman"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New Roman"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New Roman" style:font-size-asian="12pt" style:font-name-complex="Tahoma1"/>
    </style:style>
    <style:style style:name="MuclucU" style:family="paragraph" style:parent-style-name="Standard" style:auto-update="true">
      <style:paragraph-properties fo:line-height="150%" fo:text-align="center" style:justify-single-word="false"/>
      <style:text-properties fo:color="#000000" style:font-name="Candara" fo:font-size="18pt" fo:font-style="normal" fo:font-weight="bold"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default-outline-level="3" style:list-style-name="" style:class="text">
      <style:text-properties style:font-name="Times New Roman1" fo:font-size="14pt" fo:font-weight="bold" style:font-name-asian="DejaVu Sans"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guyen Phuong</meta:initial-creator>
    <meta:creation-date>2010-03-19T22:08:24</meta:creation-date>
    <dc:date>2010-08-13T13:13:35</dc:date>
    <dc:creator>npt </dc:creator>
    <meta:editing-duration>PT00H29M02S</meta:editing-duration>
    <meta:editing-cycles>12</meta:editing-cycles>
    <meta:generator>OpenOffice.org/3.2$Linux OpenOffice.org_project/320m12$Build-9483</meta:generator>
    <meta:document-statistic meta:table-count="0" meta:image-count="0" meta:object-count="0" meta:page-count="7" meta:paragraph-count="46" meta:word-count="422" meta:character-count="2459"/>
  </office:meta>
</office:document-meta>
</file>